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officeooo:rsid="00044e02" officeooo:paragraph-rsid="00063da6"/>
    </style:style>
    <style:style style:name="P2" style:family="paragraph" style:parent-style-name="Standard">
      <style:text-properties style:use-window-font-color="true" officeooo:rsid="00044e02" officeooo:paragraph-rsid="00044e02"/>
    </style:style>
    <style:style style:name="P3" style:family="paragraph" style:parent-style-name="Standard">
      <style:text-properties style:use-window-font-color="true" officeooo:rsid="00063da6" officeooo:paragraph-rsid="00063da6"/>
    </style:style>
    <style:style style:name="P4" style:family="paragraph" style:parent-style-name="Standard">
      <style:text-properties style:use-window-font-color="true" officeooo:rsid="00070b1e" officeooo:paragraph-rsid="00070b1e"/>
    </style:style>
    <style:style style:name="P5" style:family="paragraph" style:parent-style-name="Standard">
      <style:text-properties style:use-window-font-color="true" fo:font-weight="bold" officeooo:rsid="00070b1e" officeooo:paragraph-rsid="00070b1e" style:font-weight-asian="bold" style:font-weight-complex="bold"/>
    </style:style>
    <style:style style:name="P6" style:family="paragraph" style:parent-style-name="Standard">
      <style:text-properties style:use-window-font-color="true" fo:font-weight="bold" officeooo:rsid="00063da6" officeooo:paragraph-rsid="00063da6" style:font-weight-asian="bold" style:font-weight-complex="bold"/>
    </style:style>
    <style:style style:name="T1" style:family="text">
      <style:text-properties officeooo:rsid="00063da6"/>
    </style:style>
    <style:style style:name="T2" style:family="text">
      <style:text-properties fo:font-variant="normal" fo:text-transform="none" fo:color="#494d50" style:font-name="Lato" fo:font-size="10.5pt" fo:letter-spacing="normal" fo:font-style="normal" fo:font-weight="normal" officeooo:rsid="00063da6"/>
    </style:style>
    <style:style style:name="T3" style:family="text">
      <style:text-properties fo:font-variant="normal" fo:text-transform="none" style:font-name="Lato" fo:font-size="10.5pt" fo:letter-spacing="normal" fo:font-style="normal" fo:font-weight="normal" officeooo:rsid="00063da6"/>
    </style:style>
    <style:style style:name="T4" style:family="text">
      <style:text-properties fo:font-variant="normal" fo:text-transform="none" style:font-name="Lato" fo:font-size="10.5pt" fo:letter-spacing="normal" fo:font-style="normal" fo:font-weight="normal" officeooo:rsid="00070b1e"/>
    </style:style>
    <style:style style:name="T5" style:family="text">
      <style:text-properties fo:font-variant="normal" fo:text-transform="none" style:font-name="Lato" fo:font-size="10.5pt" fo:letter-spacing="normal" fo:font-style="normal" fo:font-weight="bold" officeooo:rsid="00070b1e" style:font-weight-asian="bold" style:font-weight-complex="bold"/>
    </style:style>
    <style:style style:name="T6" style:family="text">
      <style:text-properties officeooo:rsid="00070b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0b1e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Ensamblador:</text:span> </text:p>
      <text:p text:style-name="P2"><text:tab/><text:span text:style-name="T8">Compilar:</text:span><text:span text:style-name="T6"> </text:span><text:span text:style-name="T3">gcc Holamundo.s -o Holamundo.ensamblador</text:span></text:p>
      <text:p text:style-name="P1"><text:span text:style-name="T3"><text:tab/></text:span><text:span text:style-name="T5">Ejecutar:</text:span><text:span text:style-name="T4"> </text:span><text:span text:style-name="T3">./Holamundo.ensamblador </text:span></text:p>
      <text:p text:style-name="P6">C:</text:p>
      <text:p text:style-name="P3"><text:tab/><text:span text:style-name="T7">Compilar:</text:span> gcc Holamundo.c -o HolamundoC.damian</text:p>
      <text:p text:style-name="P3"><text:tab/><text:span text:style-name="T7">ejecutar:</text:span> ./HolamundoC.damian </text:p>
      <text:p text:style-name="P5">C#:</text:p>
      <text:p text:style-name="P5"><text:tab/>Si no compila: <text:span text:style-name="T9">sudo apt install mono-mcs</text:span></text:p>
      <text:p text:style-name="P4"><text:tab/><text:span text:style-name="T7">Compilar:</text:span> mcs HolamundoC#.cs</text:p>
      <text:p text:style-name="P4"><text:tab/><text:span text:style-name="T7">Ejecutar:</text:span> mono HolamundoC#.ex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01:56.406192392</meta:creation-date>
    <dc:date>2017-09-28T14:43:15.916675073</dc:date>
    <meta:editing-duration>PT29S</meta:editing-duration>
    <meta:editing-cycles>1</meta:editing-cycles>
    <meta:document-statistic meta:table-count="0" meta:image-count="0" meta:object-count="0" meta:page-count="1" meta:paragraph-count="10" meta:word-count="30" meta:character-count="284" meta:non-whitespace-character-count="253"/>
    <meta:generator>LibreOffice/5.1.6.2$Linux_X86_64 LibreOffice_project/10m0$Build-2</meta:generator>
  </office:meta>
</office:document-meta>
</file>